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draw:fill="none" draw:fill-color="#4c4c4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2" style:family="graphic" style:parent-style-name="standard" style:list-style-name="L2">
      <style:graphic-properties draw:stroke="none" svg:stroke-width="0cm" draw:marker-start-width="0.2cm" draw:marker-end-width="0.2cm" draw:fill="none" draw:fill-color="#4c4c4c" draw:textarea-horizontal-align="justify" draw:textarea-vertical-align="middle" draw:auto-grow-height="false" fo:padding-top="0.105cm" fo:padding-bottom="0.105cm" fo:padding-left="0.225cm" fo:padding-right="0.225cm" fo:wrap-option="wrap" draw:shadow="hidden" draw:shadow-offset-x="0cm" draw:shadow-offset-y="0cm" draw:shadow-opacity="35%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678cm" fo:min-width="1.438cm" fo:padding-top="0.13cm" fo:padding-bottom="0.13cm" fo:padding-left="0.25cm" fo:padding-right="0.25cm" fo:wrap-option="no-wrap" draw:shadow="hidden" draw:shadow-offset-x="0cm" draw:shadow-offset-y="0cm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678cm" fo:min-width="1.438cm" fo:padding-top="0.13cm" fo:padding-bottom="0.13cm" fo:padding-left="0.25cm" fo:padding-right="0.25cm" fo:wrap-option="no-wrap" draw:shadow="hidden" draw:shadow-offset-x="0cm" draw:shadow-offset-y="0cm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1.456cm" fo:padding-top="0.13cm" fo:padding-bottom="0.13cm" fo:padding-left="0.25cm" fo:padding-right="0.25cm" fo:wrap-option="no-wrap" draw:shadow="hidden" draw:shadow-offset-x="0cm" draw:shadow-offset-y="0cm"/>
    </style:style>
    <style:style style:name="gr6" style:family="graphic" style:parent-style-name="standard" style:list-style-name="L2">
      <style:graphic-properties draw:stroke="none" draw:fill="none" draw:fill-color="#4c4c4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1.794cm" fo:padding-top="0.13cm" fo:padding-bottom="0.13cm" fo:padding-left="0.25cm" fo:padding-right="0.25cm" fo:wrap-option="no-wrap" draw:shadow="hidden" draw:shadow-offset-x="0cm" draw:shadow-offset-y="0cm"/>
    </style:style>
    <style:style style:name="gr8" style:family="graphic" style:parent-style-name="standard">
      <style:graphic-properties draw:stroke="dash" draw:stroke-dash="Dash_20_2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9" style:family="graphic" style:parent-style-name="standard">
      <style:graphic-properties draw:stroke="solid" svg:stroke-width="0.053cm" svg:stroke-color="#000000" draw:marker-start="msArrowOpenEnd_20_5" draw:marker-start-width="0.315cm" draw:marker-start-center="false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cm" draw:shadow-offset-y="0cm" draw:start-line-spacing-horizontal="0cm" draw:start-line-spacing-vertical="0cm" draw:end-line-spacing-horizontal="0cm" draw:end-line-spacing-vertical="0cm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1.456cm" fo:padding-top="0.13cm" fo:padding-bottom="0.13cm" fo:padding-left="0.25cm" fo:padding-right="0.25cm" fo:wrap-option="no-wrap" draw:shadow="hidden" draw:shadow-offset-x="0cm" draw:shadow-offset-y="0cm"/>
    </style:style>
    <style:style style:name="gr11" style:family="graphic" style:parent-style-name="standard">
      <style:graphic-properties svg:stroke-width="0.025cm" draw:marker-start-width="0.237cm" draw:marker-end="Arrow" draw:marker-end-width="0.24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margin-left="0cm" fo:margin-right="0cm" fo:line-height="110%" fo:text-align="end" fo:text-indent="0cm"/>
      <style:text-properties fo:color="#000000" fo:font-family="Helvetica" style:font-family-generic="swiss" style:font-pitch="variable" fo:font-size="16pt" fo:font-style="normal" fo:font-weight="normal" style:font-size-asian="18pt" style:font-size-complex="18pt"/>
    </style:style>
    <style:style style:name="P2" style:family="paragraph">
      <style:paragraph-properties fo:margin-left="0cm" fo:margin-right="0cm" fo:line-height="110%" fo:text-align="end" fo:text-indent="0cm" style:writing-mode="lr-tb" style:font-independent-line-spacing="true"/>
      <style:text-properties fo:color="#000000" fo:font-family="Helvetica" style:font-family-generic="swiss" style:font-pitch="variable" fo:font-size="16pt" fo:font-style="normal" fo:font-weight="normal" style:font-size-asian="18pt" style:font-size-complex="18pt"/>
    </style:style>
    <style:style style:name="P3" style:family="paragraph">
      <style:paragraph-properties fo:margin-left="0cm" fo:margin-right="0cm" fo:line-height="110%" fo:text-align="end" fo:text-indent="0cm" style:writing-mode="lr-tb"/>
      <style:text-properties fo:color="#000000" fo:font-family="Helvetica" style:font-family-generic="swiss" style:font-pitch="variable" fo:font-size="16pt" fo:font-style="normal" fo:font-weight="normal" style:font-size-asian="18pt" style:font-size-complex="18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6" style:family="paragraph">
      <style:paragraph-properties fo:margin-left="0cm" fo:margin-right="0cm" fo:line-height="110%" fo:text-align="center" fo:text-indent="0cm"/>
      <style:text-properties fo:color="#000000" fo:font-family="Helvetica" style:font-family-generic="swiss" style:font-pitch="variable" fo:font-size="16pt" fo:font-style="normal" fo:font-weight="normal" style:font-size-asian="18pt" style:font-size-complex="18pt"/>
    </style:style>
    <style:style style:name="P7" style:family="paragraph">
      <style:paragraph-properties fo:margin-left="0cm" fo:margin-right="0cm" fo:line-height="110%" fo:text-align="center" fo:text-indent="0cm" style:writing-mode="lr-tb" style:font-independent-line-spacing="true"/>
      <style:text-properties fo:color="#000000" fo:font-family="Helvetica" style:font-family-generic="swiss" style:font-pitch="variable" fo:font-size="16pt" fo:font-style="normal" fo:font-weight="normal" style:font-size-asian="18pt" style:font-weight-asian="bold" style:font-size-complex="18pt" style:font-weight-complex="bold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  <style:text-properties fo:font-family="Helvetica" style:font-family-generic="swiss" style:font-pitch="variable" fo:font-size="14pt" style:font-size-asian="14pt" style:font-size-complex="14pt"/>
    </style:style>
    <style:style style:name="T1" style:family="text">
      <style:text-properties fo:color="#000000" style:font-family-asian="'Helvetica LT Std Light'" style:font-pitch-asian="variable" style:font-family-complex="'Helvetica LT Std Light'" style:font-pitch-complex="variable"/>
    </style:style>
    <style:style style:name="T2" style:family="text">
      <style:text-properties style:font-family-asian="'Helvetica LT Std Light'" style:font-pitch-asian="variable" style:font-family-complex="'Helvetica LT Std Light'" style:font-pitch-complex="variable"/>
    </style:style>
    <style:style style:name="T3" style:family="text">
      <style:text-properties fo:color="#000000" fo:font-family="Helvetica" style:font-style-name="Regular" style:font-family-generic="swiss" style:font-pitch="variable" fo:font-size="2pt" style:font-family-asian="'Helvetica LT Std Light'" style:font-pitch-asian="variable" style:font-size-asian="2pt" style:font-family-complex="'Helvetica LT Std Light'" style:font-pitch-complex="variable" style:font-size-complex="2pt"/>
    </style:style>
    <style:style style:name="T4" style:family="text">
      <style:text-properties fo:color="#000000" fo:font-family="Helvetica" style:font-style-name="Regular" style:font-family-generic="swiss" style:font-pitch="variable" fo:font-size="14pt" style:font-family-asian="'Helvetica LT Std Light'" style:font-pitch-asian="variable" style:font-size-asian="18pt" style:font-family-complex="'Helvetica LT Std Light'" style:font-pitch-complex="variable" style:font-size-complex="18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2" draw:layer="layout" svg:width="2.191cm" svg:height="2.888cm" svg:x="0.814cm" svg:y="1.343cm">
          <text:p text:style-name="P1"><text:span text:style-name="T1">R1: 1</text:span><text:span text:style-name="T1"><text:line-break/></text:span><text:span text:style-name="T1">1</text:span><text:span text:style-name="T1"><text:line-break/></text:span><text:span text:style-name="T1">x</text:span><text:span text:style-name="T1"><text:line-break/>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name="Rectangle 4" draw:style-name="gr2" draw:text-style-name="P2" draw:layer="layout" svg:width="2.187cm" svg:height="2.492cm" svg:x="8.709cm" svg:y="1.153cm">
          <text:p text:style-name="P3"><text:span text:style-name="T2">R1: 2</text:span><text:span text:style-name="T2"><text:line-break/></text:span><text:span text:style-name="T2">2</text:span><text:span text:style-name="T2"><text:line-break/>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name="TextBox 5" draw:style-name="gr3" draw:text-style-name="P5" draw:layer="layout" svg:width="1.938cm" svg:height="0.938cm" svg:x="3.228cm" svg:y="2.723cm">
          <text:p text:style-name="P4"><text:span text:style-name="T3"><text:s/></text:span><text:span text:style-name="T4"><text:line-break/></text:span><text:span text:style-name="T4">SWAP</text:span></text:p>
          <draw:enhanced-geometry svg:viewBox="0 0 21600 21600" draw:type="mso-spt202" draw:enhanced-path="M 0 0 L 21600 0 21600 21600 0 21600 0 0 Z N"/>
        </draw:custom-shape>
        <draw:custom-shape draw:name="TextBox 6" draw:style-name="gr4" draw:text-style-name="P5" draw:layer="layout" svg:width="1.938cm" svg:height="0.938cm" svg:x="7.326cm" svg:y="2.692cm">
          <text:p text:style-name="P4"><text:span text:style-name="T3"><text:s/></text:span><text:span text:style-name="T4"><text:line-break/></text:span><text:span text:style-name="T4">SWAP</text:span></text:p>
          <draw:enhanced-geometry svg:viewBox="0 0 21600 21600" draw:type="mso-spt202" draw:enhanced-path="M 0 0 L 21600 0 21600 21600 0 21600 0 0 Z N"/>
        </draw:custom-shape>
        <draw:custom-shape draw:name="Rectangle 7" draw:style-name="gr5" draw:text-style-name="P5" draw:layer="layout" svg:width="1.956cm" svg:height="0.853cm" svg:x="8.82cm" svg:y="-0.02cm">
          <text:p text:style-name="P4"><text:span text:style-name="T4">CPU 2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7" draw:layer="layout" svg:width="2.006cm" svg:height="3.709cm" svg:x="5.165cm" svg:y="0.884cm">
          <text:p text:style-name="P6"><text:span text:style-name="T2">0</text:span><text:span text:style-name="T2"><text:line-break/></text:span><text:span text:style-name="T2">0</text:span><text:span text:style-name="T2"><text:line-break/></text:span><text:span text:style-name="T2">x</text:span><text:span text:style-name="T2"><text:line-break/></text:span><text:span text:style-name="T2">x</text:span><text:span text:style-name="T2"><text:line-break/>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5" draw:layer="layout" svg:width="2.294cm" svg:height="0.853cm" svg:x="5.23cm" svg:y="-0.02cm">
          <text:p text:style-name="P4"><text:span text:style-name="T4">memory</text:span></text:p>
          <draw:enhanced-geometry svg:viewBox="0 0 21600 21600" draw:type="rectangle" draw:enhanced-path="M 0 0 L 21600 0 21600 21600 0 21600 0 0 Z N"/>
        </draw:custom-shape>
        <draw:line draw:name="Straight Connector 10" draw:style-name="gr8" draw:text-style-name="P8" draw:layer="layout" svg:x1="1.258cm" svg:y1="2.834cm" svg:x2="3.067cm" svg:y2="2.834cm">
          <text:p/>
        </draw:line>
        <draw:line draw:name="Straight Connector 11" draw:style-name="gr8" draw:text-style-name="P8" draw:layer="layout" svg:x1="9.222cm" svg:y1="2.785cm" svg:x2="10.958cm" svg:y2="2.785cm">
          <text:p/>
        </draw:line>
        <draw:line draw:name="Straight Connector 12" draw:style-name="gr8" draw:text-style-name="P8" draw:layer="layout" svg:x1="5.16cm" svg:y1="2.472cm" svg:x2="7.176cm" svg:y2="2.472cm">
          <text:p/>
        </draw:line>
        <draw:connector draw:name="Straight Arrow Connector 13" draw:style-name="gr9" draw:text-style-name="P8" draw:layer="layout" draw:type="line" svg:x1="7.573cm" svg:y1="2.801cm" svg:x2="8.966cm" svg:y2="2.806cm" svg:d="m7573 2801 1393 5">
          <text:p/>
        </draw:connector>
        <draw:connector draw:name="Straight Arrow Connector 14" draw:style-name="gr9" draw:text-style-name="P8" draw:layer="layout" draw:type="line" svg:x1="3.446cm" svg:y1="2.827cm" svg:x2="4.776cm" svg:y2="2.835cm" svg:d="m3446 2827 1330 8">
          <text:p/>
        </draw:connector>
        <draw:line draw:name="Straight Connector 15" draw:style-name="gr8" draw:text-style-name="P8" draw:layer="layout" svg:x1="5.147cm" svg:y1="3.111cm" svg:x2="7.162cm" svg:y2="3.111cm">
          <text:p/>
        </draw:line>
        <draw:custom-shape draw:name="Rectangle 16" draw:style-name="gr10" draw:text-style-name="P5" draw:layer="layout" svg:width="1.956cm" svg:height="0.853cm" svg:x="0.956cm" svg:y="-0.011cm">
          <text:p text:style-name="P4"><text:span text:style-name="T4">CPU 1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0.803cm" svg:y1="2.091cm" svg:x2="0.803cm" svg:y2="4.066cm">
          <text:p text:style-name="P9"><text:span text:style-name="T5"><text:s/></text:span><text:line-break/><text:line-break/><text:span text:style-name="T6">Tim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draw:stroke-dash draw:name="Dash_20_2" draw:display-name="Dash 2" draw:style="rect" draw:dots1="1" draw:dots1-length="0.052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6-11T13:30:26</meta:creation-date>
    <dc:date>2016-08-30T19:54:15</dc:date>
    <meta:editing-duration>PT00H13M29S</meta:editing-duration>
    <meta:editing-cycles>3</meta:editing-cycles>
    <meta:generator>NeoOffice/3.2015.8_Classic_Edition$Unix OpenOffice.org_project/Patch 1</meta:generator>
    <meta:document-statistic meta:object-count="15"/>
  </office:meta>
</office:document-meta>
</file>